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2.933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4.307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4.60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number-columns-repeated="101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8"/>
        </table:table-row>
        <table:table-row table:style-name="ro2">
          <table:table-cell table:number-columns-repeated="16" office:value-type="string">
            <text:p>0425-3の結果</text:p>
          </table:table-cell>
          <table:table-cell table:number-columns-repeated="1008"/>
        </table:table-row>
        <table:table-row table:style-name="ro3">
          <table:table-cell office:value-type="string">
            <text:p>1 01KA 未提出</text:p>
          </table:table-cell>
          <table:table-cell office:value-type="string">
            <text:p>2 02NI 0425</text:p>
          </table:table-cell>
          <table:table-cell office:value-type="string">
            <text:p>3 03VL 0425</text:p>
          </table:table-cell>
          <table:table-cell office:value-type="string">
            <text:p>4 04TO 0425</text:p>
          </table:table-cell>
          <table:table-cell office:value-type="string">
            <text:p>5 05RO 0425</text:p>
          </table:table-cell>
          <table:table-cell office:value-type="string">
            <text:p>6 06AK 0425</text:p>
          </table:table-cell>
          <table:table-cell office:value-type="string">
            <text:p>7 07YK 0425</text:p>
          </table:table-cell>
          <table:table-cell office:value-type="string">
            <text:p>8 08MT 0425</text:p>
          </table:table-cell>
          <table:table-cell office:value-type="string">
            <text:p>9 09HN 0425</text:p>
          </table:table-cell>
          <table:table-cell office:value-type="string">
            <text:p>10 10HH 0425</text:p>
          </table:table-cell>
          <table:table-cell office:value-type="string">
            <text:p>11 11KH 0425</text:p>
          </table:table-cell>
          <table:table-cell office:value-type="string">
            <text:p>12 12YM 0425</text:p>
          </table:table-cell>
          <table:table-cell office:value-type="string">
            <text:p>13 13TY</text:p>
          </table:table-cell>
          <table:table-cell office:value-type="string">
            <text:p>14 14KK 未提出</text:p>
          </table:table-cell>
          <table:table-cell office:value-type="string">
            <text:p>15 15YK 未提出</text:p>
          </table:table-cell>
          <table:table-cell office:value-type="string">
            <text:p>16 16YT 未提出</text:p>
          </table:table-cell>
          <table:table-cell table:number-columns-repeated="1008"/>
        </table:table-row>
        <table:table-row table:style-name="ro2">
          <table:table-cell/>
          <table:table-cell table:number-columns-repeated="12" office:value-type="string">
            <text:p>b,c,aを求めよ．</text:p>
          </table:table-cell>
          <table:table-cell table:number-columns-repeated="1011"/>
        </table:table-row>
        <table:table-row table:style-name="ro2">
          <table:table-cell/>
          <table:table-cell table:number-columns-repeated="12" office:value-type="string">
            <text:p>正解 b=3,c=sq(2),a=sq(3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答え a＝3 c＝sq(2) b＝sq(5)</text:p>
          </table:table-cell>
          <table:table-cell office:value-type="string">
            <text:p>答え 3,sq(2),sq(3)</text:p>
          </table:table-cell>
          <table:table-cell office:value-type="string">
            <text:p>答え b=3 c=sq(2) a=1.7</text:p>
          </table:table-cell>
          <table:table-cell office:value-type="string">
            <text:p>答え (1)b=3 (2)c=sq(2) (3)a=sq(3)</text:p>
          </table:table-cell>
          <table:table-cell office:value-type="string">
            <text:p>答え b=3,c=sq(2),a=sq(3)</text:p>
          </table:table-cell>
          <table:table-cell office:value-type="string">
            <text:p>答え a=sq(3),b=3,c=sq(2)</text:p>
          </table:table-cell>
          <table:table-cell office:value-type="string">
            <text:p>答え (1)3 (2)sq(2) (3)sq(3)</text:p>
          </table:table-cell>
          <table:table-cell office:value-type="string">
            <text:p>答え 3、2、1.7</text:p>
          </table:table-cell>
          <table:table-cell office:value-type="string">
            <text:p>答え (1)9 (2)2 (3)5</text:p>
          </table:table-cell>
          <table:table-cell office:value-type="string">
            <text:p>答え a sq(3).b.3.c.sq(2)</text:p>
          </table:table-cell>
          <table:table-cell office:value-type="string">
            <text:p>答え a=sq(3) b=3 c=sq(2)</text:p>
          </table:table-cell>
          <table:table-cell office:value-type="string">
            <text:p>答え (pm)sq(3)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得点 2</text:p>
          </table:table-cell>
          <table:table-cell office:value-type="string">
            <text:p>得点 6</text:p>
          </table:table-cell>
          <table:table-cell office:value-type="string">
            <text:p>得点 4</text:p>
          </table:table-cell>
          <table:table-cell table:number-columns-repeated="4" office:value-type="string">
            <text:p>得点 6</text:p>
          </table:table-cell>
          <table:table-cell office:value-type="string">
            <text:p>得点 2</text:p>
          </table:table-cell>
          <table:table-cell office:value-type="string">
            <text:p>得点 0</text:p>
          </table:table-cell>
          <table:table-cell table:number-columns-repeated="2" office:value-type="string">
            <text:p>得点 6</text:p>
          </table:table-cell>
          <table:table-cell office:value-type="string">
            <text:p>得点 0</text:p>
          </table:table-cell>
          <table:table-cell table:number-columns-repeated="1011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S PGothic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2022/04/29</text:date>, <text:time>15:54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kato Setsuo</meta:initial-creator>
    <meta:creation-date>2022-04-29T15:15:29</meta:creation-date>
    <dc:date>2022-04-29T15:54:48</dc:date>
    <dc:creator>Takato Setsuo</dc:creator>
    <meta:editing-duration>PT8M58S</meta:editing-duration>
    <meta:editing-cycles>1</meta:editing-cycles>
    <meta:document-statistic meta:table-count="3" meta:cell-count="96" meta:object-count="0"/>
    <meta:generator>OpenOffice/4.1.10$Unix OpenOffice.org_project/4110m2$Build-9807</meta:generator>
  </office:meta>
</office:document-meta>
</file>